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avilu" svg:font-family="Navil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7.595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32d53"/>
    </style:style>
    <style:style style:name="P2" style:family="paragraph" style:parent-style-name="Standard">
      <style:text-properties officeooo:rsid="00132d53" officeooo:paragraph-rsid="00132d53"/>
    </style:style>
    <style:style style:name="P3" style:family="paragraph" style:parent-style-name="Table_20_Contents">
      <style:text-properties style:font-name="Navilu" fo:font-size="10pt" officeooo:paragraph-rsid="00132d53" style:font-size-asian="10pt" style:font-size-complex="10pt"/>
    </style:style>
    <style:style style:name="T1" style:family="text">
      <style:text-properties officeooo:rsid="00132d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Data from terminer to install java JDK </text:p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ermao@ermao-ThinkPad-T510:~$ sudo apt-get update</text:p>
            <text:p text:style-name="P3">[sudo] password for ermao: </text:p>
            <text:p text:style-name="P3">Sorry, try again.</text:p>
            <text:p text:style-name="P3">[sudo] password for ermao: </text:p>
            <text:p text:style-name="P3">Get:1 http://security.ubuntu.com/ubuntu bionic-security InRelease [83.2 kB]</text:p>
            <text:p text:style-name="P3">Hit:2 http://ca.archive.ubuntu.com/ubuntu bionic InRelease</text:p>
            <text:p text:style-name="P3">Get:3 http://ca.archive.ubuntu.com/ubuntu bionic-updates InRelease [88.7 kB] <text:s text:c="2"/></text:p>
            <text:p text:style-name="P3">Get:4 http://ca.archive.ubuntu.com/ubuntu bionic-backports InRelease [74.6 kB]</text:p>
            <text:p text:style-name="P3">Fetched 247 kB in 5s (47.1 kB/s) <text:s text:c="29"/></text:p>
            <text:p text:style-name="P3">Reading package lists... Done</text:p>
            <text:p text:style-name="P3">ermao@ermao-ThinkPad-T510:~$ sudo apt-get install default-jdk</text:p>
            <text:p text:style-name="P3">Reading package lists... Done</text:p>
            <text:p text:style-name="P3">Building dependency tree <text:s text:c="6"/></text:p>
            <text:p text:style-name="P3">Reading state information... Done</text:p>
            <text:p text:style-name="P3">The following additional packages will be installed:</text:p>
            <text:p text:style-name="P3"><text:s text:c="2"/>ca-certificates-java default-jdk-headless default-jre default-jre-headless</text:p>
            <text:p text:style-name="P3"><text:s text:c="2"/>fonts-dejavu-extra java-common libatk-wrapper-java libatk-wrapper-java-jni</text:p>
            <text:p text:style-name="P3"><text:s text:c="2"/>libgif7 libice-dev libpthread-stubs0-dev libsm-dev libx11-dev libx11-doc</text:p>
            <text:p text:style-name="P3"><text:s text:c="2"/>libxau-dev libxcb1-dev libxdmcp-dev libxt-dev openjdk-11-jdk</text:p>
            <text:p text:style-name="P3"><text:s text:c="2"/>openjdk-11-jdk-headless openjdk-11-jre openjdk-11-jre-headless</text:p>
            <text:p text:style-name="P3"><text:s/>x11proto-core-dev x11proto-dev xorg-sgml-doctools xtrans-dev</text:p>
            <text:p text:style-name="P3">Suggested packages:</text:p>
            <text:p text:style-name="P3"><text:s text:c="2"/>default-java-plugin libice-doc libsm-doc libxcb-doc libxt-doc</text:p>
            <text:p text:style-name="P3"><text:s text:c="2"/>openjdk-11-demo openjdk-11-source visualvm fonts-ipafont-gothic</text:p>
            <text:p text:style-name="P3"><text:s text:c="2"/>fonts-ipafont-mincho fonts-wqy-microhei | fonts-wqy-zenhei</text:p>
            <text:p text:style-name="P3">The following NEW packages will be installed:</text:p>
            <text:p text:style-name="P3"><text:s text:c="2"/>ca-certificates-java default-jdk default-jdk-headless default-jre</text:p>
            <text:p text:style-name="P3"><text:s text:c="2"/>default-jre-headless fonts-dejavu-extra java-common libatk-wrapper-java</text:p>
            <text:p text:style-name="P3"><text:s text:c="2"/>libatk-wrapper-java-jni libgif7 libice-dev libpthread-stubs0-dev libsm-dev</text:p>
            <text:p text:style-name="P3"><text:s text:c="2"/>libx11-dev libx11-doc libxau-dev libxcb1-dev libxdmcp-dev libxt-dev</text:p>
            <text:p text:style-name="P3"><text:s text:c="2"/>openjdk-11-jdk openjdk-11-jdk-headless openjdk-11-jre</text:p>
            <text:p text:style-name="P3"><text:s text:c="2"/>openjdk-11-jre-headless x11proto-core-dev x11proto-dev xorg-sgml-doctools</text:p>
            <text:p text:style-name="P3"><text:s text:c="2"/>xtrans-dev</text:p>
            <text:p text:style-name="P3">0 upgraded, 27 newly installed, 0 to remove and 8 not upgraded.</text:p>
            <text:p text:style-name="P3">Need to get 127 MB of archives.</text:p>
            <text:p text:style-name="P3">After this operation, 301 MB of additional disk space will be used.</text:p>
            <text:p text:style-name="P3">Do you want to continue? [Y/n] y</text:p>
            <text:p text:style-name="P3">Get:1 http://ca.archive.ubuntu.com/ubuntu bionic/main amd64 java-common all 0.63ubuntu1~02 <text:soft-page-break/>[7,032 B]</text:p>
            <text:p text:style-name="P3">Get:2 http://ca.archive.ubuntu.com/ubuntu bionic-updates/main amd64 openjdk-11-jre-headless amd64 10.0.2+13-1ubuntu0.18.04.2 [39.5 MB]</text:p>
            <text:p text:style-name="P3">Get:3 http://ca.archive.ubuntu.com/ubuntu bionic/main amd64 default-jre-headless amd64 2:1.10-63ubuntu1~02 [3,412 B]</text:p>
            <text:p text:style-name="P3">Get:4 http://ca.archive.ubuntu.com/ubuntu bionic-updates/main amd64 ca-certificates-java all 20180516ubuntu1~18.04.1 [12.2 kB]</text:p>
            <text:p text:style-name="P3">Get:5 http://ca.archive.ubuntu.com/ubuntu bionic/main amd64 libgif7 amd64 5.1.4-2 [30.6 kB]</text:p>
            <text:p text:style-name="P3">Get:6 http://ca.archive.ubuntu.com/ubuntu bionic-updates/main amd64 openjdk-11-jre amd64 10.0.2+13-1ubuntu0.18.04.2 [53.2 kB]</text:p>
            <text:p text:style-name="P3">Get:7 http://ca.archive.ubuntu.com/ubuntu bionic/main amd64 default-jre amd64 2:1.10-63ubuntu1~02 [1,092 B]</text:p>
            <text:p text:style-name="P3">Get:8 http://ca.archive.ubuntu.com/ubuntu bionic-updates/main amd64 openjdk-11-jdk-headless amd64 10.0.2+13-1ubuntu0.18.04.2 [78.1 MB]</text:p>
            <text:p text:style-name="P3">Get:9 http://ca.archive.ubuntu.com/ubuntu bionic/main amd64 default-jdk-headless amd64 2:1.10-63ubuntu1~02 [1,132 B]</text:p>
            <text:p text:style-name="P3">Get:10 http://ca.archive.ubuntu.com/ubuntu bionic-updates/main amd64 openjdk-11-jdk amd64 10.0.2+13-1ubuntu0.18.04.2 [3,985 kB]</text:p>
            <text:p text:style-name="P3">Get:11 http://ca.archive.ubuntu.com/ubuntu bionic/main amd64 default-jdk amd64 2:1.10-63ubuntu1~02 [1,092 B]</text:p>
            <text:p text:style-name="P3">Get:12 http://ca.archive.ubuntu.com/ubuntu bionic/main amd64 fonts-dejavu-extra all 2.37-1 [1,953 kB]</text:p>
            <text:p text:style-name="P3">Get:13 http://ca.archive.ubuntu.com/ubuntu bionic/main amd64 libatk-wrapper-java all 0.33.3-20ubuntu0.1 [34.7 kB]</text:p>
            <text:p text:style-name="P3">Get:14 http://ca.archive.ubuntu.com/ubuntu bionic/main amd64 libatk-wrapper-java-jni amd64 0.33.3-20ubuntu0.1 [28.3 kB]</text:p>
            <text:p text:style-name="P3">Get:15 http://ca.archive.ubuntu.com/ubuntu bionic/main amd64 xorg-sgml-doctools all 1:1.11-1 [12.9 kB]</text:p>
            <text:p text:style-name="P3">Get:16 http://ca.archive.ubuntu.com/ubuntu bionic/main amd64 x11proto-dev all 2018.4-4 [251 kB]</text:p>
            <text:p text:style-name="P3">Get:17 http://ca.archive.ubuntu.com/ubuntu bionic/main amd64 x11proto-core-dev all 2018.4-4 [2,620 B]</text:p>
            <text:p text:style-name="P3">Get:18 http://ca.archive.ubuntu.com/ubuntu bionic/main amd64 libice-dev amd64 2:1.0.9-2 [46.8 kB]</text:p>
            <text:p text:style-name="P3">Get:19 http://ca.archive.ubuntu.com/ubuntu bionic/main amd64 libpthread-stubs0-dev amd64 0.3-4 [4,068 B]</text:p>
            <text:p text:style-name="P3">Get:20 http://ca.archive.ubuntu.com/ubuntu bionic/main amd64 libsm-dev amd64 2:1.2.2-1 [16.2 kB]</text:p>
            <text:p text:style-name="P3">Get:21 http://ca.archive.ubuntu.com/ubuntu bionic/main amd64 libxau-dev amd64 1:1.0.8-1 [11.1 kB]</text:p>
            <text:p text:style-name="P3">Get:22 http://ca.archive.ubuntu.com/ubuntu bionic/main amd64 libxdmcp-dev amd64 1:1.1.2-3 [25.1 kB]</text:p>
            <text:p text:style-name="P3"><text:soft-page-break/>Get:23 http://ca.archive.ubuntu.com/ubuntu bionic/main amd64 xtrans-dev all 1.3.5-1 [70.5 kB]</text:p>
            <text:p text:style-name="P3">Get:24 http://ca.archive.ubuntu.com/ubuntu bionic/main amd64 libxcb1-dev amd64 1.13-1 [80.0 kB]</text:p>
            <text:p text:style-name="P3">Get:25 http://ca.archive.ubuntu.com/ubuntu bionic-updates/main amd64 libx11-dev amd64 2:1.6.4-3ubuntu0.1 [641 kB]</text:p>
            <text:p text:style-name="P3">Get:26 http://ca.archive.ubuntu.com/ubuntu bionic-updates/main amd64 libx11-doc all 2:1.6.4-3ubuntu0.1 [2,065 kB]</text:p>
            <text:p text:style-name="P3">Get:27 http://ca.archive.ubuntu.com/ubuntu bionic/main amd64 libxt-dev amd64 1:1.1.5-1 [395 kB]</text:p>
            <text:p text:style-name="P3">Fetched 127 MB in 2min 39s (800 kB/s) <text:s text:c="41"/></text:p>
            <text:p text:style-name="P3">Selecting previously unselected package java-common.</text:p>
            <text:p text:style-name="P3">(Reading database ... 161376 files and directories currently installed.)</text:p>
            <text:p text:style-name="P3">Preparing to unpack .../00-java-common_0.63ubuntu1~02_all.deb ...</text:p>
            <text:p text:style-name="P3">Unpacking java-common (0.63ubuntu1~02) ...</text:p>
            <text:p text:style-name="P3">Selecting previously unselected package openjdk-11-jre-headless:amd64.</text:p>
            <text:p text:style-name="P3">Preparing to unpack .../01-openjdk-11-jre-headless_10.0.2+13-1ubuntu0.18.04.2_amd64.deb ...</text:p>
            <text:p text:style-name="P3">Unpacking openjdk-11-jre-headless:amd64 (10.0.2+13-1ubuntu0.18.04.2) ...</text:p>
            <text:p text:style-name="P3">Selecting previously unselected package default-jre-headless.</text:p>
            <text:p text:style-name="P3">Preparing to unpack .../02-default-jre-headless_2%3a1.10-63ubuntu1~02_amd64.deb ...</text:p>
            <text:p text:style-name="P3">Unpacking default-jre-headless (2:1.10-63ubuntu1~02) ...</text:p>
            <text:p text:style-name="P3">Selecting previously unselected package ca-certificates-java.</text:p>
            <text:p text:style-name="P3">Preparing to unpack .../03-ca-certificates-java_20180516ubuntu1~18.04.1_all.deb ...</text:p>
            <text:p text:style-name="P3">Unpacking ca-certificates-java (20180516ubuntu1~18.04.1) ...</text:p>
            <text:p text:style-name="P3">Selecting previously unselected package libgif7:amd64.</text:p>
            <text:p text:style-name="P3">Preparing to unpack .../04-libgif7_5.1.4-2_amd64.deb ...</text:p>
            <text:p text:style-name="P3">Unpacking libgif7:amd64 (5.1.4-2) ...</text:p>
            <text:p text:style-name="P3">Selecting previously unselected package openjdk-11-jre:amd64.</text:p>
            <text:p text:style-name="P3">Preparing to unpack .../05-openjdk-11-jre_10.0.2+13-1ubuntu0.18.04.2_amd64.deb ...</text:p>
            <text:p text:style-name="P3">Unpacking openjdk-11-jre:amd64 (10.0.2+13-1ubuntu0.18.04.2) ...</text:p>
            <text:p text:style-name="P3">Selecting previously unselected package default-jre.</text:p>
            <text:p text:style-name="P3">Preparing to unpack .../06-default-jre_2%3a1.10-63ubuntu1~02_amd64.deb ...</text:p>
            <text:p text:style-name="P3">Unpacking default-jre (2:1.10-63ubuntu1~02) ...</text:p>
            <text:p text:style-name="P3">Selecting previously unselected package openjdk-11-jdk-headless:amd64.</text:p>
            <text:p text:style-name="P3">Preparing to unpack .../07-openjdk-11-jdk-headless_10.0.2+13-1ubuntu0.18.04.2_amd64.deb ...</text:p>
            <text:p text:style-name="P3">Unpacking openjdk-11-jdk-headless:amd64 (10.0.2+13-1ubuntu0.18.04.2) ...</text:p>
            <text:p text:style-name="P3">Selecting previously unselected package default-jdk-headless.</text:p>
            <text:p text:style-name="P3">Preparing to unpack .../08-default-jdk-headless_2%3a1.10-63ubuntu1~02_amd64.deb ...</text:p>
            <text:p text:style-name="P3">Unpacking default-jdk-headless (2:1.10-63ubuntu1~02) ...</text:p>
            <text:p text:style-name="P3">Selecting previously unselected package openjdk-11-jdk:amd64.</text:p>
            <text:p text:style-name="P3">Preparing to unpack .../09-openjdk-11-jdk_10.0.2+13-1ubuntu0.18.04.2_amd64.deb ...</text:p>
            <text:p text:style-name="P3">Unpacking openjdk-11-jdk:amd64 (10.0.2+13-1ubuntu0.18.04.2) ...</text:p>
            <text:p text:style-name="P3">Selecting previously unselected package default-jdk.</text:p>
            <text:p text:style-name="P3"><text:soft-page-break/>Preparing to unpack .../10-default-jdk_2%3a1.10-63ubuntu1~02_amd64.deb ...</text:p>
            <text:p text:style-name="P3">Unpacking default-jdk (2:1.10-63ubuntu1~02) ...</text:p>
            <text:p text:style-name="P3">Selecting previously unselected package fonts-dejavu-extra.</text:p>
            <text:p text:style-name="P3">Preparing to unpack .../11-fonts-dejavu-extra_2.37-1_all.deb ...</text:p>
            <text:p text:style-name="P3">Unpacking fonts-dejavu-extra (2.37-1) ...</text:p>
            <text:p text:style-name="P3">Selecting previously unselected package libatk-wrapper-java.</text:p>
            <text:p text:style-name="P3">Preparing to unpack .../12-libatk-wrapper-java_0.33.3-20ubuntu0.1_all.deb ...</text:p>
            <text:p text:style-name="P3">Unpacking libatk-wrapper-java (0.33.3-20ubuntu0.1) ...</text:p>
            <text:p text:style-name="P3">Selecting previously unselected package libatk-wrapper-java-jni:amd64.</text:p>
            <text:p text:style-name="P3">Preparing to unpack .../13-libatk-wrapper-java-jni_0.33.3-20ubuntu0.1_amd64.deb ...</text:p>
            <text:p text:style-name="P3">Unpacking libatk-wrapper-java-jni:amd64 (0.33.3-20ubuntu0.1) ...</text:p>
            <text:p text:style-name="P3">Selecting previously unselected package xorg-sgml-doctools.</text:p>
            <text:p text:style-name="P3">Preparing to unpack .../14-xorg-sgml-doctools_1%3a1.11-1_all.deb ...</text:p>
            <text:p text:style-name="P3">Unpacking xorg-sgml-doctools (1:1.11-1) ...</text:p>
            <text:p text:style-name="P3">Selecting previously unselected package x11proto-dev.</text:p>
            <text:p text:style-name="P3">Preparing to unpack .../15-x11proto-dev_2018.4-4_all.deb ...</text:p>
            <text:p text:style-name="P3">Unpacking x11proto-dev (2018.4-4) ...</text:p>
            <text:p text:style-name="P3">Selecting previously unselected package x11proto-core-dev.</text:p>
            <text:p text:style-name="P3">Preparing to unpack .../16-x11proto-core-dev_2018.4-4_all.deb ...</text:p>
            <text:p text:style-name="P3">Unpacking x11proto-core-dev (2018.4-4) ...</text:p>
            <text:p text:style-name="P3">Selecting previously unselected package libice-dev:amd64.</text:p>
            <text:p text:style-name="P3">Preparing to unpack .../17-libice-dev_2%3a1.0.9-2_amd64.deb ...</text:p>
            <text:p text:style-name="P3">Unpacking libice-dev:amd64 (2:1.0.9-2) ...</text:p>
            <text:p text:style-name="P3">Selecting previously unselected package libpthread-stubs0-dev:amd64.</text:p>
            <text:p text:style-name="P3">Preparing to unpack .../18-libpthread-stubs0-dev_0.3-4_amd64.deb ...</text:p>
            <text:p text:style-name="P3">Unpacking libpthread-stubs0-dev:amd64 (0.3-4) ...</text:p>
            <text:p text:style-name="P3">Selecting previously unselected package libsm-dev:amd64.</text:p>
            <text:p text:style-name="P3">Preparing to unpack .../19-libsm-dev_2%3a1.2.2-1_amd64.deb ...</text:p>
            <text:p text:style-name="P3">Unpacking libsm-dev:amd64 (2:1.2.2-1) ...</text:p>
            <text:p text:style-name="P3">Selecting previously unselected package libxau-dev:amd64.</text:p>
            <text:p text:style-name="P3">Preparing to unpack .../20-libxau-dev_1%3a1.0.8-1_amd64.deb ...</text:p>
            <text:p text:style-name="P3">Unpacking libxau-dev:amd64 (1:1.0.8-1) ...</text:p>
            <text:p text:style-name="P3">Selecting previously unselected package libxdmcp-dev:amd64.</text:p>
            <text:p text:style-name="P3">Preparing to unpack .../21-libxdmcp-dev_1%3a1.1.2-3_amd64.deb ...</text:p>
            <text:p text:style-name="P3">Unpacking libxdmcp-dev:amd64 (1:1.1.2-3) ...</text:p>
            <text:p text:style-name="P3">Selecting previously unselected package xtrans-dev.</text:p>
            <text:p text:style-name="P3">Preparing to unpack .../22-xtrans-dev_1.3.5-1_all.deb ...</text:p>
            <text:p text:style-name="P3">Unpacking xtrans-dev (1.3.5-1) ...</text:p>
            <text:p text:style-name="P3">Selecting previously unselected package libxcb1-dev:amd64.</text:p>
            <text:p text:style-name="P3">Preparing to unpack .../23-libxcb1-dev_1.13-1_amd64.deb ...</text:p>
            <text:p text:style-name="P3">Unpacking libxcb1-dev:amd64 (1.13-1) ...</text:p>
            <text:p text:style-name="P3">Selecting previously unselected package libx11-dev:amd64.</text:p>
            <text:p text:style-name="P3"><text:soft-page-break/>Preparing to unpack .../24-libx11-dev_2%3a1.6.4-3ubuntu0.1_amd64.deb ...</text:p>
            <text:p text:style-name="P3">Unpacking libx11-dev:amd64 (2:1.6.4-3ubuntu0.1) ...</text:p>
            <text:p text:style-name="P3">Selecting previously unselected package libx11-doc.</text:p>
            <text:p text:style-name="P3">Preparing to unpack .../25-libx11-doc_2%3a1.6.4-3ubuntu0.1_all.deb ...</text:p>
            <text:p text:style-name="P3">Unpacking libx11-doc (2:1.6.4-3ubuntu0.1) ...</text:p>
            <text:p text:style-name="P3">Selecting previously unselected package libxt-dev:amd64.</text:p>
            <text:p text:style-name="P3">Preparing to unpack .../26-libxt-dev_1%3a1.1.5-1_amd64.deb ...</text:p>
            <text:p text:style-name="P3">Unpacking libxt-dev:amd64 (1:1.1.5-1) ...</text:p>
            <text:p text:style-name="P3">Processing triggers for mime-support (3.60ubuntu1) ...</text:p>
            <text:p text:style-name="P3">Processing triggers for desktop-file-utils (0.23-1ubuntu3.18.04.1) ...</text:p>
            <text:p text:style-name="P3">Setting up libpthread-stubs0-dev:amd64 (0.3-4) ...</text:p>
            <text:p text:style-name="P3">Setting up xorg-sgml-doctools (1:1.11-1) ...</text:p>
            <text:p text:style-name="P3">Setting up java-common (0.63ubuntu1~02) ...</text:p>
            <text:p text:style-name="P3">Setting up libgif7:amd64 (5.1.4-2) ...</text:p>
            <text:p text:style-name="P3">Setting up x11proto-dev (2018.4-4) ...</text:p>
            <text:p text:style-name="P3">Setting up xtrans-dev (1.3.5-1) ...</text:p>
            <text:p text:style-name="P3">Setting up libxdmcp-dev:amd64 (1:1.1.2-3) ...</text:p>
            <text:p text:style-name="P3">Processing triggers for libc-bin (2.27-3ubuntu1) ...</text:p>
            <text:p text:style-name="P3">Setting up libice-dev:amd64 (2:1.0.9-2) ...</text:p>
            <text:p text:style-name="P3">Setting up libx11-doc (2:1.6.4-3ubuntu0.1) ...</text:p>
            <text:p text:style-name="P3">Processing triggers for man-db (2.8.3-2ubuntu0.1) ...</text:p>
            <text:p text:style-name="P3">Processing triggers for gnome-menus (3.13.3-11ubuntu1.1) ...</text:p>
            <text:p text:style-name="P3">Setting up fonts-dejavu-extra (2.37-1) ...</text:p>
            <text:p text:style-name="P3">Processing triggers for ca-certificates (20180409) ...</text:p>
            <text:p text:style-name="P3">Updating certificates in /etc/ssl/certs...</text:p>
            <text:p text:style-name="P3">0 added, 0 removed; done.</text:p>
            <text:p text:style-name="P3">Running hooks in /etc/ca-certificates/update.d...</text:p>
            <text:p text:style-name="P3">done.</text:p>
            <text:p text:style-name="P3">Setting up libatk-wrapper-java (0.33.3-20ubuntu0.1) ...</text:p>
            <text:p text:style-name="P3">Processing triggers for hicolor-icon-theme (0.17-2) ...</text:p>
            <text:p text:style-name="P3">Processing triggers for fontconfig (2.12.6-0ubuntu2) ...</text:p>
            <text:p text:style-name="P3">Setting up libsm-dev:amd64 (2:1.2.2-1) ...</text:p>
            <text:p text:style-name="P3">Setting up x11proto-core-dev (2018.4-4) ...</text:p>
            <text:p text:style-name="P3">Setting up libxau-dev:amd64 (1:1.0.8-1) ...</text:p>
            <text:p text:style-name="P3">Setting up libatk-wrapper-java-jni:amd64 (0.33.3-20ubuntu0.1) ...</text:p>
            <text:p text:style-name="P3">Setting up libxcb1-dev:amd64 (1.13-1) ...</text:p>
            <text:p text:style-name="P3">Setting up libx11-dev:amd64 (2:1.6.4-3ubuntu0.1) ...</text:p>
            <text:p text:style-name="P3">Setting up libxt-dev:amd64 (1:1.1.5-1) ...</text:p>
            <text:p text:style-name="P3">Setting up openjdk-11-jre-headless:amd64 (10.0.2+13-1ubuntu0.18.04.2) ...</text:p>
            <text:p text:style-name="P3">update-alternatives: using /usr/lib/jvm/java-11-openjdk-amd64/bin/rmid to provide /usr/bin/rmid (rmid) in auto mode</text:p>
            <text:p text:style-name="P3">update-alternatives: using /usr/lib/jvm/java-11-openjdk-amd64/bin/java to provide /usr/bin/java <text:soft-page-break/>(java) in auto mode</text:p>
            <text:p text:style-name="P3">update-alternatives: using /usr/lib/jvm/java-11-openjdk-amd64/bin/keytool to provide /usr/bin/keytool (keytool) in auto mode</text:p>
            <text:p text:style-name="P3">update-alternatives: using /usr/lib/jvm/java-11-openjdk-amd64/bin/jjs to provide /usr/bin/jjs (jjs) in auto mode</text:p>
            <text:p text:style-name="P3">update-alternatives: using /usr/lib/jvm/java-11-openjdk-amd64/bin/pack200 to provide /usr/bin/pack200 (pack200) in auto mode</text:p>
            <text:p text:style-name="P3">update-alternatives: using /usr/lib/jvm/java-11-openjdk-amd64/bin/rmiregistry to provide /usr/bin/rmiregistry (rmiregistry) in auto mode</text:p>
            <text:p text:style-name="P3">update-alternatives: using /usr/lib/jvm/java-11-openjdk-amd64/bin/unpack200 to provide /usr/bin/unpack200 (unpack200) in auto mode</text:p>
            <text:p text:style-name="P3">update-alternatives: using /usr/lib/jvm/java-11-openjdk-amd64/bin/orbd to provide /usr/bin/orbd (orbd) in auto mode</text:p>
            <text:p text:style-name="P3">update-alternatives: using /usr/lib/jvm/java-11-openjdk-amd64/bin/servertool to provide /usr/bin/servertool (servertool) in auto mode</text:p>
            <text:p text:style-name="P3">update-alternatives: using /usr/lib/jvm/java-11-openjdk-amd64/bin/tnameserv to provide /usr/bin/tnameserv (tnameserv) in auto mode</text:p>
            <text:p text:style-name="P3">update-alternatives: using /usr/lib/jvm/java-11-openjdk-amd64/lib/jexec to provide /usr/bin/jexec (jexec) in auto mode</text:p>
            <text:p text:style-name="P3">Setting up openjdk-11-jdk-headless:amd64 (10.0.2+13-1ubuntu0.18.04.2) ...</text:p>
            <text:p text:style-name="P3">update-alternatives: using /usr/lib/jvm/java-11-openjdk-amd64/bin/jlink to provide /usr/bin/jlink (jlink) in auto mode</text:p>
            <text:p text:style-name="P3">update-alternatives: using /usr/lib/jvm/java-11-openjdk-amd64/bin/idlj to provide /usr/bin/idlj (idlj) in auto mode</text:p>
            <text:p text:style-name="P3">update-alternatives: using /usr/lib/jvm/java-11-openjdk-amd64/bin/jdeps to provide /usr/bin/jdeps (jdeps) in auto mode</text:p>
            <text:p text:style-name="P3">update-alternatives: using /usr/lib/jvm/java-11-openjdk-amd64/bin/wsimport to provide /usr/bin/wsimport (wsimport) in auto mode</text:p>
            <text:p text:style-name="P3">update-alternatives: using /usr/lib/jvm/java-11-openjdk-amd64/bin/rmic to provide /usr/bin/rmic (rmic) in auto mode</text:p>
            <text:p text:style-name="P3">update-alternatives: using /usr/lib/jvm/java-11-openjdk-amd64/bin/jinfo to provide /usr/bin/jinfo (jinfo) in auto mode</text:p>
            <text:p text:style-name="P3">update-alternatives: using /usr/lib/jvm/java-11-openjdk-amd64/bin/jstat to provide /usr/bin/jstat (jstat) in auto mode</text:p>
            <text:p text:style-name="P3">update-alternatives: using /usr/lib/jvm/java-11-openjdk-amd64/bin/javac to provide /usr/bin/javac (javac) in auto mode</text:p>
            <text:p text:style-name="P3">update-alternatives: using /usr/lib/jvm/java-11-openjdk-amd64/bin/jhsdb to provide /usr/bin/jhsdb (jhsdb) in auto mode</text:p>
            <text:p text:style-name="P3">update-alternatives: using /usr/lib/jvm/java-11-openjdk-amd64/bin/jps to provide /usr/bin/jps (jps) in auto mode</text:p>
            <text:p text:style-name="P3">update-alternatives: using /usr/lib/jvm/java-11-openjdk-amd64/bin/jstack to provide /usr/bin/jstack (jstack) in auto mode</text:p>
            <text:p text:style-name="P3"><text:soft-page-break/>update-alternatives: using /usr/lib/jvm/java-11-openjdk-amd64/bin/jrunscript to provide /usr/bin/jrunscript (jrunscript) in auto mode</text:p>
            <text:p text:style-name="P3">update-alternatives: using /usr/lib/jvm/java-11-openjdk-amd64/bin/javadoc to provide /usr/bin/javadoc (javadoc) in auto mode</text:p>
            <text:p text:style-name="P3">update-alternatives: using /usr/lib/jvm/java-11-openjdk-amd64/bin/jmod to provide /usr/bin/jmod (jmod) in auto mode</text:p>
            <text:p text:style-name="P3">update-alternatives: using /usr/lib/jvm/java-11-openjdk-amd64/bin/javap to provide /usr/bin/javap (javap) in auto mode</text:p>
            <text:p text:style-name="P3">update-alternatives: using /usr/lib/jvm/java-11-openjdk-amd64/bin/jar to provide /usr/bin/jar (jar) in auto mode</text:p>
            <text:p text:style-name="P3">update-alternatives: using /usr/lib/jvm/java-11-openjdk-amd64/bin/jaotc to provide /usr/bin/jaotc (jaotc) in auto mode</text:p>
            <text:p text:style-name="P3">update-alternatives: using /usr/lib/jvm/java-11-openjdk-amd64/bin/schemagen to provide /usr/bin/schemagen (schemagen) in auto mode</text:p>
            <text:p text:style-name="P3">update-alternatives: using /usr/lib/jvm/java-11-openjdk-amd64/bin/jshell to provide /usr/bin/jshell (jshell) in auto mode</text:p>
            <text:p text:style-name="P3">update-alternatives: using /usr/lib/jvm/java-11-openjdk-amd64/bin/xjc to provide /usr/bin/xjc (xjc) in auto mode</text:p>
            <text:p text:style-name="P3">update-alternatives: using /usr/lib/jvm/java-11-openjdk-amd64/bin/jmap to provide /usr/bin/jmap (jmap) in auto mode</text:p>
            <text:p text:style-name="P3">update-alternatives: using /usr/lib/jvm/java-11-openjdk-amd64/bin/jdeprscan to provide /usr/bin/jdeprscan (jdeprscan) in auto mode</text:p>
            <text:p text:style-name="P3">update-alternatives: using /usr/lib/jvm/java-11-openjdk-amd64/bin/jimage to provide /usr/bin/jimage (jimage) in auto mode</text:p>
            <text:p text:style-name="P3">update-alternatives: using /usr/lib/jvm/java-11-openjdk-amd64/bin/jstatd to provide /usr/bin/jstatd (jstatd) in auto mode</text:p>
            <text:p text:style-name="P3">update-alternatives: using /usr/lib/jvm/java-11-openjdk-amd64/bin/jdb to provide /usr/bin/jdb (jdb) in auto mode</text:p>
            <text:p text:style-name="P3">update-alternatives: using /usr/lib/jvm/java-11-openjdk-amd64/bin/serialver to provide /usr/bin/serialver (serialver) in auto mode</text:p>
            <text:p text:style-name="P3">update-alternatives: using /usr/lib/jvm/java-11-openjdk-amd64/bin/wsgen to provide /usr/bin/wsgen (wsgen) in auto mode</text:p>
            <text:p text:style-name="P3">update-alternatives: using /usr/lib/jvm/java-11-openjdk-amd64/bin/jcmd to provide /usr/bin/jcmd (jcmd) in auto mode</text:p>
            <text:p text:style-name="P3">update-alternatives: using /usr/lib/jvm/java-11-openjdk-amd64/bin/jarsigner to provide /usr/bin/jarsigner (jarsigner) in auto mode</text:p>
            <text:p text:style-name="P3">Setting up default-jre-headless (2:1.10-63ubuntu1~02) ...</text:p>
            <text:p text:style-name="P3">Setting up default-jdk-headless (2:1.10-63ubuntu1~02) ...</text:p>
            <text:p text:style-name="P3">Setting up openjdk-11-jre:amd64 (10.0.2+13-1ubuntu0.18.04.2) ...</text:p>
            <text:p text:style-name="P3">Setting up ca-certificates-java (20180516ubuntu1~18.04.1) ...</text:p>
            <text:p text:style-name="P3">head: cannot open '/etc/ssl/certs/java/cacerts' for reading: No such file or directory</text:p>
            <text:p text:style-name="P3">Adding debian:Amazon_Root_CA_4.pem</text:p>
            <text:p text:style-name="P3"><text:soft-page-break/>Adding debian:Global_Chambersign_Root_-_2008.pem</text:p>
            <text:p text:style-name="P3">Adding debian:thawte_Primary_Root_CA.pem</text:p>
            <text:p text:style-name="P3">Adding debian:OISTE_WISeKey_Global_Root_GA_CA.pem</text:p>
            <text:p text:style-name="P3">Adding debian:E-Tugra_Certification_Authority.pem</text:p>
            <text:p text:style-name="P3">Adding debian:CA_Disig_Root_R2.pem</text:p>
            <text:p text:style-name="P3">Adding debian:VeriSign_Universal_Root_Certification_Authority.pem</text:p>
            <text:p text:style-name="P3">Adding debian:Starfield_Services_Root_Certificate_Authority_-_G2.pem</text:p>
            <text:p text:style-name="P3">Adding debian:QuoVadis_Root_CA_3_G3.pem</text:p>
            <text:p text:style-name="P3">Adding debian:Secure_Global_CA.pem</text:p>
            <text:p text:style-name="P3">Adding debian:DigiCert_Assured_ID_Root_G3.pem</text:p>
            <text:p text:style-name="P3">Adding debian:Entrust.net_Premium_2048_Secure_Server_CA.pem</text:p>
            <text:p text:style-name="P3">Adding debian:Certplus_Root_CA_G1.pem</text:p>
            <text:p text:style-name="P3">Adding debian:SSL.com_Root_Certification_Authority_ECC.pem</text:p>
            <text:p text:style-name="P3">Adding debian:AffirmTrust_Networking.pem</text:p>
            <text:p text:style-name="P3">Adding debian:Staat_der_Nederlanden_Root_CA_-_G2.pem</text:p>
            <text:p text:style-name="P3">Adding debian:XRamp_Global_CA_Root.pem</text:p>
            <text:p text:style-name="P3">Adding debian:Go_Daddy_Class_2_CA.pem</text:p>
            <text:p text:style-name="P3">Adding debian:Comodo_AAA_Services_root.pem</text:p>
            <text:p text:style-name="P3">Adding debian:AffirmTrust_Premium.pem</text:p>
            <text:p text:style-name="P3">Adding debian:QuoVadis_Root_CA_2_G3.pem</text:p>
            <text:p text:style-name="P3">Adding debian:Sonera_Class_2_Root_CA.pem</text:p>
            <text:p text:style-name="P3">Adding debian:COMODO_ECC_Certification_Authority.pem</text:p>
            <text:p text:style-name="P3">Adding debian:Deutsche_Telekom_Root_CA_2.pem</text:p>
            <text:p text:style-name="P3">Adding debian:GeoTrust_Universal_CA_2.pem</text:p>
            <text:p text:style-name="P3">Adding debian:SwissSign_Gold_CA_-_G2.pem</text:p>
            <text:p text:style-name="P3">Adding debian:ssl-cert-snakeoil.pem</text:p>
            <text:p text:style-name="P3">Adding debian:Security_Communication_Root_CA.pem</text:p>
            <text:p text:style-name="P3">Adding debian:Hellenic_Academic_and_Research_Institutions_RootCA_2015.pem</text:p>
            <text:p text:style-name="P3">Adding debian:SecureTrust_CA.pem</text:p>
            <text:p text:style-name="P3">Adding debian:SSL.com_EV_Root_Certification_Authority_ECC.pem</text:p>
            <text:p text:style-name="P3">Adding debian:COMODO_RSA_Certification_Authority.pem</text:p>
            <text:p text:style-name="P3">Adding debian:QuoVadis_Root_CA_2.pem</text:p>
            <text:p text:style-name="P3">Adding debian:SSL.com_Root_Certification_Authority_RSA.pem</text:p>
            <text:p text:style-name="P3">Adding debian:Amazon_Root_CA_2.pem</text:p>
            <text:p text:style-name="P3">Adding debian:SZAFIR_ROOT_CA2.pem</text:p>
            <text:p text:style-name="P3">Adding debian:Baltimore_CyberTrust_Root.pem</text:p>
            <text:p text:style-name="P3">Adding debian:DigiCert_Global_Root_G3.pem</text:p>
            <text:p text:style-name="P3">Adding debian:QuoVadis_Root_CA.pem</text:p>
            <text:p text:style-name="P3">Adding debian:GlobalSign_ECC_Root_CA_-_R5.pem</text:p>
            <text:p text:style-name="P3">Adding debian:DST_Root_CA_X3.pem</text:p>
            <text:p text:style-name="P3">Adding debian:OpenTrust_Root_CA_G2.pem</text:p>
            <text:p text:style-name="P3">Adding debian:GlobalSign_Root_CA.pem</text:p>
            <text:p text:style-name="P3"><text:soft-page-break/>Adding debian:ePKI_Root_Certification_Authority.pem</text:p>
            <text:p text:style-name="P3">Adding debian:TÜRKTRUST_Elektronik_Sertifika_Hizmet_Sağlayıcısı_H5.pem</text:p>
            <text:p text:style-name="P3">Adding debian:VeriSign_Class_3_Public_Primary_Certification_Authority_-_G4.pem</text:p>
            <text:p text:style-name="P3">Adding debian:TrustCor_RootCert_CA-2.pem</text:p>
            <text:p text:style-name="P3">Adding debian:Entrust_Root_Certification_Authority_-_EC1.pem</text:p>
            <text:p text:style-name="P3">Adding debian:COMODO_Certification_Authority.pem</text:p>
            <text:p text:style-name="P3">Adding debian:D-TRUST_Root_Class_3_CA_2_2009.pem</text:p>
            <text:p text:style-name="P3">Adding debian:certSIGN_ROOT_CA.pem</text:p>
            <text:p text:style-name="P3">Adding debian:Chambers_of_Commerce_Root_-_2008.pem</text:p>
            <text:p text:style-name="P3">Adding debian:GeoTrust_Global_CA.pem</text:p>
            <text:p text:style-name="P3">Adding debian:GeoTrust_Primary_Certification_Authority_-_G3.pem</text:p>
            <text:p text:style-name="P3">Adding debian:GDCA_TrustAUTH_R5_ROOT.pem</text:p>
            <text:p text:style-name="P3">Adding debian:SSL.com_EV_Root_Certification_Authority_RSA_R2.pem</text:p>
            <text:p text:style-name="P3">Adding debian:TrustCor_ECA-1.pem</text:p>
            <text:p text:style-name="P3">Adding debian:GlobalSign_Root_CA_-_R3.pem</text:p>
            <text:p text:style-name="P3">Adding debian:Staat_der_Nederlanden_EV_Root_CA.pem</text:p>
            <text:p text:style-name="P3">Adding debian:Network_Solutions_Certificate_Authority.pem</text:p>
            <text:p text:style-name="P3">Adding debian:TrustCor_RootCert_CA-1.pem</text:p>
            <text:p text:style-name="P3">Adding debian:AffirmTrust_Premium_ECC.pem</text:p>
            <text:p text:style-name="P3">Adding debian:Buypass_Class_2_Root_CA.pem</text:p>
            <text:p text:style-name="P3">Adding debian:AC_RAIZ_FNMT-RCM.pem</text:p>
            <text:p text:style-name="P3">Adding debian:TWCA_Root_Certification_Authority.pem</text:p>
            <text:p text:style-name="P3">Adding debian:TWCA_Global_Root_CA.pem</text:p>
            <text:p text:style-name="P3">Adding debian:QuoVadis_Root_CA_3.pem</text:p>
            <text:p text:style-name="P3">Adding debian:T-TeleSec_GlobalRoot_Class_3.pem</text:p>
            <text:p text:style-name="P3">Adding debian:DigiCert_Global_Root_G2.pem</text:p>
            <text:p text:style-name="P3">Adding debian:Entrust_Root_Certification_Authority.pem</text:p>
            <text:p text:style-name="P3">Adding debian:Buypass_Class_3_Root_CA.pem</text:p>
            <text:p text:style-name="P3">Adding debian:Go_Daddy_Root_Certificate_Authority_-_G2.pem</text:p>
            <text:p text:style-name="P3">Adding debian:Amazon_Root_CA_3.pem</text:p>
            <text:p text:style-name="P3">Adding debian:NetLock_Arany_=Class_Gold=_Főtanúsítvány.pem</text:p>
            <text:p text:style-name="P3">Adding debian:DigiCert_Global_Root_CA.pem</text:p>
            <text:p text:style-name="P3">Adding debian:USERTrust_RSA_Certification_Authority.pem</text:p>
            <text:p text:style-name="P3">Adding debian:Certum_Trusted_Network_CA_2.pem</text:p>
            <text:p text:style-name="P3">Adding debian:Taiwan_GRCA.pem</text:p>
            <text:p text:style-name="P3">Adding debian:OpenTrust_Root_CA_G3.pem</text:p>
            <text:p text:style-name="P3">Adding debian:Certplus_Class_2_Primary_CA.pem</text:p>
            <text:p text:style-name="P3">Adding debian:Certplus_Root_CA_G2.pem</text:p>
            <text:p text:style-name="P3">Adding debian:Autoridad_de_Certificacion_Firmaprofesional_CIF_A62634068.pem</text:p>
            <text:p text:style-name="P3">Adding debian:Certigna.pem</text:p>
            <text:p text:style-name="P3">Adding debian:Entrust_Root_Certification_Authority_-_G2.pem</text:p>
            <text:p text:style-name="P3">Adding debian:IdenTrust_Commercial_Root_CA_1.pem</text:p>
            <text:p text:style-name="P3"><text:soft-page-break/>Adding debian:DigiCert_Trusted_Root_G4.pem</text:p>
            <text:p text:style-name="P3">Adding debian:LuxTrust_Global_Root_2.pem</text:p>
            <text:p text:style-name="P3">Adding debian:Hellenic_Academic_and_Research_Institutions_RootCA_2011.pem</text:p>
            <text:p text:style-name="P3">Adding debian:Atos_TrustedRoot_2011.pem</text:p>
            <text:p text:style-name="P3">Adding debian:TeliaSonera_Root_CA_v1.pem</text:p>
            <text:p text:style-name="P3">Adding debian:QuoVadis_Root_CA_1_G3.pem</text:p>
            <text:p text:style-name="P3">Adding debian:GeoTrust_Universal_CA.pem</text:p>
            <text:p text:style-name="P3">Adding debian:GlobalSign_Root_CA_-_R2.pem</text:p>
            <text:p text:style-name="P3">Adding debian:DigiCert_Assured_ID_Root_G2.pem</text:p>
            <text:p text:style-name="P3">Adding debian:ACCVRAIZ1.pem</text:p>
            <text:p text:style-name="P3">Adding debian:VeriSign_Class_3_Public_Primary_Certification_Authority_-_G5.pem</text:p>
            <text:p text:style-name="P3">Adding debian:USERTrust_ECC_Certification_Authority.pem</text:p>
            <text:p text:style-name="P3">Adding debian:TUBITAK_Kamu_SM_SSL_Kok_Sertifikasi_-_Surum_1.pem</text:p>
            <text:p text:style-name="P3">Adding debian:Amazon_Root_CA_1.pem</text:p>
            <text:p text:style-name="P3">Adding debian:D-TRUST_Root_Class_3_CA_2_EV_2009.pem</text:p>
            <text:p text:style-name="P3">Adding debian:Actalis_Authentication_Root_CA.pem</text:p>
            <text:p text:style-name="P3">Adding debian:IdenTrust_Public_Sector_Root_CA_1.pem</text:p>
            <text:p text:style-name="P3">Adding debian:OISTE_WISeKey_Global_Root_GB_CA.pem</text:p>
            <text:p text:style-name="P3">Adding debian:EC-ACC.pem</text:p>
            <text:p text:style-name="P3">Adding debian:Verisign_Class_3_Public_Primary_Certification_Authority_-_G3.pem</text:p>
            <text:p text:style-name="P3">Adding debian:Starfield_Root_Certificate_Authority_-_G2.pem</text:p>
            <text:p text:style-name="P3">Adding debian:OpenTrust_Root_CA_G1.pem</text:p>
            <text:p text:style-name="P3">Adding debian:thawte_Primary_Root_CA_-_G2.pem</text:p>
            <text:p text:style-name="P3">Adding debian:Certum_Trusted_Network_CA.pem</text:p>
            <text:p text:style-name="P3">Adding debian:DigiCert_Assured_ID_Root_CA.pem</text:p>
            <text:p text:style-name="P3">Adding debian:AffirmTrust_Commercial.pem</text:p>
            <text:p text:style-name="P3">Adding debian:GeoTrust_Primary_Certification_Authority.pem</text:p>
            <text:p text:style-name="P3">Adding debian:Visa_eCommerce_Root.pem</text:p>
            <text:p text:style-name="P3">Adding debian:GeoTrust_Primary_Certification_Authority_-_G2.pem</text:p>
            <text:p text:style-name="P3">Adding debian:Microsec_e-Szigno_Root_CA_2009.pem</text:p>
            <text:p text:style-name="P3">Adding debian:CFCA_EV_ROOT.pem</text:p>
            <text:p text:style-name="P3">Adding debian:DigiCert_High_Assurance_EV_Root_CA.pem</text:p>
            <text:p text:style-name="P3">Adding debian:Cybertrust_Global_Root.pem</text:p>
            <text:p text:style-name="P3">Adding debian:Security_Communication_RootCA2.pem</text:p>
            <text:p text:style-name="P3">Adding debian:SwissSign_Silver_CA_-_G2.pem</text:p>
            <text:p text:style-name="P3">Adding debian:Certinomis_-_Root_CA.pem</text:p>
            <text:p text:style-name="P3">Adding debian:SecureSign_RootCA11.pem</text:p>
            <text:p text:style-name="P3">Adding debian:Trustis_FPS_Root_CA.pem</text:p>
            <text:p text:style-name="P3">Adding debian:thawte_Primary_Root_CA_-_G3.pem</text:p>
            <text:p text:style-name="P3">Adding debian:T-TeleSec_GlobalRoot_Class_2.pem</text:p>
            <text:p text:style-name="P3">Adding debian:Starfield_Class_2_CA.pem</text:p>
            <text:p text:style-name="P3">Adding debian:Izenpe.com.pem</text:p>
            <text:p text:style-name="P3"><text:soft-page-break/>Adding debian:ISRG_Root_X1.pem</text:p>
            <text:p text:style-name="P3">Adding debian:AddTrust_External_Root.pem</text:p>
            <text:p text:style-name="P3">Adding debian:Hellenic_Academic_and_Research_Institutions_ECC_RootCA_2015.pem</text:p>
            <text:p text:style-name="P3">Adding debian:Hongkong_Post_Root_CA_1.pem</text:p>
            <text:p text:style-name="P3">Adding debian:GlobalSign_ECC_Root_CA_-_R4.pem</text:p>
            <text:p text:style-name="P3">Adding debian:Staat_der_Nederlanden_Root_CA_-_G3.pem</text:p>
            <text:p text:style-name="P3">Adding debian:EE_Certification_Centre_Root_CA.pem</text:p>
            <text:p text:style-name="P3">done.</text:p>
            <text:p text:style-name="P3">Setting up default-jre (2:1.10-63ubuntu1~02) ...</text:p>
            <text:p text:style-name="P3">Setting up openjdk-11-jdk:amd64 (10.0.2+13-1ubuntu0.18.04.2) ...</text:p>
            <text:p text:style-name="P3">update-alternatives: using /usr/lib/jvm/java-11-openjdk-amd64/bin/appletviewer to provide /usr/bin/appletviewer (appletviewer) in auto mode</text:p>
            <text:p text:style-name="P3">update-alternatives: using /usr/lib/jvm/java-11-openjdk-amd64/bin/jconsole to provide /usr/bin/jconsole (jconsole) in auto mode</text:p>
            <text:p text:style-name="P3">Setting up default-jdk (2:1.10-63ubuntu1~02) ...</text:p>
            <text:p text:style-name="P3">Processing triggers for libc-bin (2.27-3ubuntu1) ...</text:p>
            <text:p text:style-name="P3">Processing triggers for ca-certificates (20180409) ...</text:p>
            <text:p text:style-name="P3">Updating certificates in /etc/ssl/certs...</text:p>
            <text:p text:style-name="P3">0 added, 0 removed; done.</text:p>
            <text:p text:style-name="P3">Running hooks in /etc/ca-certificates/update.d...</text:p>
            <text:p text:style-name="P3"/>
            <text:p text:style-name="P3">done.</text:p>
            <text:p text:style-name="P3">done.</text:p>
            <text:p text:style-name="P3">ermao@ermao-ThinkPad-T510:~$ java -vers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avilu" svg:font-family="Navil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23:51:47.793927467</meta:creation-date>
    <dc:date>2018-10-27T23:53:29.197558545</dc:date>
    <meta:editing-duration>PT1M42S</meta:editing-duration>
    <meta:editing-cycles>1</meta:editing-cycles>
    <meta:document-statistic meta:table-count="1" meta:image-count="0" meta:object-count="0" meta:page-count="11" meta:paragraph-count="373" meta:word-count="1756" meta:character-count="23423" meta:non-whitespace-character-count="21924"/>
    <meta:generator>LibreOffice/6.0.3.2$Linux_X86_64 LibreOffice_project/00m0$Build-2</meta:generator>
  </office:meta>
</office:document-meta>
</file>